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paragraph-rsid="004f0106" style:font-size-asian="12pt" style:font-name-complex="LiberationSerif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paragraph-rsid="001fc1d1" style:font-size-asian="12pt" style:font-name-complex="LiberationSans" style:font-size-complex="1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paragraph-rsid="00f7fd50" style:font-size-asian="12pt" style:font-weight-asian="normal" style:font-name-complex="LiberationSerif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paragraph-rsid="00f8f76c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5a3ed4" officeooo:paragraph-rsid="005a3ed4" style:font-size-asian="12pt" style:font-weight-asian="normal" style:font-name-complex="LiberationSerif" style:font-size-complex="12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5d5f06" officeooo:paragraph-rsid="005d5f06" style:font-size-asian="12pt" style:font-weight-asian="normal" style:font-name-complex="LiberationSerif" style:font-size-complex="12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6038c7" officeooo:paragraph-rsid="006038c7" style:font-size-asian="12pt" style:font-weight-asian="normal" style:font-name-complex="LiberationSerif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697cba" officeooo:paragraph-rsid="00697cba" style:font-size-asian="12pt" style:font-weight-asian="normal" style:font-name-complex="LiberationSerif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601e5c" officeooo:paragraph-rsid="005f0193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5f0193" officeooo:paragraph-rsid="006c5bb1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5469db" officeooo:paragraph-rsid="001fc1d1" style:font-size-asian="12pt" style:font-weight-asian="normal" style:font-name-complex="LiberationSerif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84c83a" officeooo:paragraph-rsid="00b229cf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8610e3" officeooo:paragraph-rsid="008610e3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b01bdf" officeooo:paragraph-rsid="00b01bdf" style:font-size-asian="12pt" style:font-weight-asian="normal" style:font-name-complex="LiberationSerif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6c5bb1" officeooo:paragraph-rsid="006c5bb1" style:font-size-asian="12pt" style:font-weight-asian="normal" style:font-name-complex="LiberationSerif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d227d6" officeooo:paragraph-rsid="00d227d6" style:font-size-asian="12pt" style:font-weight-asian="normal" style:font-name-complex="LiberationSerif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8a292f" officeooo:paragraph-rsid="008a292f" style:font-size-asian="12pt" style:font-weight-asian="normal" style:font-name-complex="LiberationSerif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fc8405" officeooo:paragraph-rsid="00f8f76c" style:font-size-asian="12pt" style:font-weight-asian="normal" style:font-name-complex="LiberationSerif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" style:font-size-complex="18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" style:font-size-complex="12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rsid="00f4267a" officeooo:paragraph-rsid="00f4267a" style:font-size-asian="14pt" style:font-weight-asian="bold" style:font-name-complex="LiberationSerif" style:font-size-complex="12pt" style:font-weight-complex="normal"/>
    </style:style>
    <style:style style:name="P2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" style:font-size-complex="28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ba0e0e" officeooo:paragraph-rsid="00aee56d" style:font-size-asian="12pt" style:font-weight-asian="normal" style:font-name-complex="LiberationSerif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00371" officeooo:paragraph-rsid="01100371" style:font-size-asian="12pt" style:font-weight-asian="normal" style:font-name-complex="LiberationSerif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697cba" officeooo:paragraph-rsid="0113fada" style:font-size-asian="12pt" style:font-weight-asian="normal" style:font-name-complex="LiberationSerif" style:font-size-complex="12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aee56d" officeooo:paragraph-rsid="0116d10f" style:font-size-asian="12pt" style:font-weight-asian="normal" style:font-name-complex="LiberationSerif" style:font-size-complex="12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76b3ba" officeooo:paragraph-rsid="0076b3ba" style:font-size-asian="12pt" style:font-weight-asian="normal" style:font-name-complex="LiberationSerif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7eb9a" officeooo:paragraph-rsid="0117eb9a" style:font-size-asian="12pt" style:font-weight-asian="normal" style:font-name-complex="LiberationSerif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bd5638" officeooo:paragraph-rsid="011be9e6" style:font-size-asian="12pt" style:font-weight-asian="normal" style:font-name-complex="LiberationSerif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be9e6" officeooo:paragraph-rsid="011be9e6" style:font-size-asian="12pt" style:font-weight-asian="normal" style:font-name-complex="LiberationSerif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19568" officeooo:paragraph-rsid="01219568" style:font-size-asian="12pt" style:font-weight-asian="normal" style:font-name-complex="LiberationSerif" style:font-size-complex="12pt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c606ed" officeooo:paragraph-rsid="00c606ed" style:font-size-asian="12pt" style:font-weight-asian="normal" style:font-name-complex="LiberationSerif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3766e" officeooo:paragraph-rsid="0123766e" style:font-size-asian="12pt" style:font-weight-asian="normal" style:font-name-complex="LiberationSerif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7af738" officeooo:paragraph-rsid="00c606ed" style:font-size-asian="12pt" style:font-weight-asian="normal" style:font-name-complex="LiberationSerif" style:font-size-complex="12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62487" officeooo:paragraph-rsid="01262487" style:font-size-asian="12pt" style:font-weight-asian="normal" style:font-name-complex="LiberationSerif" style:font-size-complex="12pt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65940" officeooo:paragraph-rsid="01265940" style:font-size-asian="12pt" style:font-weight-asian="normal" style:font-name-complex="LiberationSerif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79766" officeooo:paragraph-rsid="01279766" style:font-size-asian="12pt" style:font-weight-asian="normal" style:font-name-complex="LiberationSerif" style:font-size-complex="12pt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dcd5f2" officeooo:paragraph-rsid="01285787" style:font-size-asian="12pt" style:font-weight-asian="normal" style:font-name-complex="LiberationSerif" style:font-size-complex="12pt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85787" officeooo:paragraph-rsid="01285787" style:font-size-asian="12pt" style:font-weight-asian="normal" style:font-name-complex="LiberationSerif" style:font-size-complex="12pt" style:font-weight-complex="normal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08a292f" officeooo:paragraph-rsid="008a292f" style:font-size-asian="12pt" style:font-weight-asian="normal" style:font-name-complex="LiberationSerif" style:font-size-complex="12pt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a257c" officeooo:paragraph-rsid="012a257c" style:font-size-asian="12pt" style:font-weight-asian="normal" style:font-name-complex="LiberationSerif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2c830e" officeooo:paragraph-rsid="012c830e" style:font-size-asian="12pt" style:font-weight-asian="normal" style:font-name-complex="LiberationSerif" style:font-size-complex="12pt" style:font-weight-complex="normal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302d3e" officeooo:paragraph-rsid="01302d3e" style:font-size-asian="12pt" style:font-weight-asian="normal" style:font-name-complex="LiberationSerif" style:font-size-complex="12pt" style:font-weight-complex="normal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33bfa6" officeooo:paragraph-rsid="0133bfa6" style:font-size-asian="12pt" style:font-weight-asian="normal" style:font-name-complex="LiberationSerif" style:font-size-complex="12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359e9c" officeooo:paragraph-rsid="01359e9c" style:font-size-asian="12pt" style:font-weight-asian="normal" style:font-name-complex="LiberationSerif" style:font-size-complex="12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0f26d5" officeooo:paragraph-rsid="010f26d5" style:font-size-asian="10.5pt" style:font-weight-asian="normal" style:font-name-complex="LiberationSans-Bold" style:font-size-complex="12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00371" officeooo:paragraph-rsid="01100371" style:font-size-asian="10.5pt" style:font-weight-asian="normal" style:font-name-complex="LiberationSans-Bold" style:font-size-complex="12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3fada" officeooo:paragraph-rsid="0113fada" style:font-size-asian="10.5pt" style:font-weight-asian="normal" style:font-name-complex="LiberationSerif" style:font-size-complex="12pt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normal" officeooo:rsid="0114cd33" officeooo:paragraph-rsid="0114cd33" style:font-size-asian="10.5pt" style:font-weight-asian="normal" style:font-name-complex="LiberationSerif" style:font-size-complex="12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104434b" officeooo:paragraph-rsid="010f26d5" style:font-size-asian="12pt" style:font-name-complex="LiberationSerif" style:font-size-complex="12pt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0a198ba" officeooo:paragraph-rsid="010d55fb" style:font-size-asian="12pt" style:font-name-complex="LiberationSerif" style:font-size-complex="12pt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10d55fb" officeooo:paragraph-rsid="010d55fb" style:font-size-asian="12pt" style:font-name-complex="LiberationSerif" style:font-size-complex="12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06797d5" officeooo:paragraph-rsid="010f26d5" style:font-size-asian="12pt" style:font-name-complex="LiberationSerif" style:font-size-complex="12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paragraph-rsid="010f26d5" style:font-size-asian="12pt" style:font-name-complex="LiberationSerif" style:font-size-complex="12pt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10f26d5" officeooo:paragraph-rsid="010f26d5" style:font-size-asian="12pt" style:font-name-complex="LiberationSerif" style:font-size-complex="12pt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04f0106" officeooo:paragraph-rsid="001fc1d1" style:font-size-asian="12pt" style:font-name-complex="LiberationSerif" style:font-size-complex="12pt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11262bf" officeooo:paragraph-rsid="011262bf" style:font-size-asian="12pt" style:font-name-complex="LiberationSerif" style:font-size-complex="12pt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bold" officeooo:rsid="010d55fb" officeooo:paragraph-rsid="010d55fb" style:font-size-asian="12pt" style:font-weight-asian="bold" style:font-name-complex="LiberationSerif" style:font-size-complex="12pt" style:font-weight-complex="bold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style:font-name="Arial" fo:font-size="12pt" officeooo:rsid="010f26d5" officeooo:paragraph-rsid="010f26d5" style:font-size-asian="10.5pt" style:font-name-complex="LiberationSans-Bold" style:font-size-complex="12pt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style:font-name="Arial" officeooo:rsid="010f26d5" officeooo:paragraph-rsid="010f26d5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style:font-name="Arial" fo:font-size="18pt" officeooo:paragraph-rsid="001fc1d1" style:font-size-asian="18pt" style:font-name-complex="LiberationSerif-Bold" style:font-size-complex="18pt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style:font-name="Arial" fo:font-size="18pt" fo:font-weight="bold" officeooo:rsid="010f26d5" officeooo:paragraph-rsid="010f26d5" style:font-size-asian="18pt" style:font-weight-asian="bold" style:font-name-complex="LiberationSans-Bold" style:font-size-complex="18pt" style:font-weight-complex="bold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style:font-name="Arial" fo:font-size="18pt" fo:font-weight="bold" officeooo:rsid="0056bc42" officeooo:paragraph-rsid="0131e93f" style:font-size-asian="18pt" style:font-weight-asian="bold" style:font-name-complex="LiberationSans-Bold" style:font-size-complex="18pt" style:font-weight-complex="bold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paragraph-rsid="0113fada" style:font-size-asian="14pt" style:font-weight-asian="bold" style:font-name-complex="LiberationSerif" style:font-size-complex="12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paragraph-rsid="0114cd33" style:font-size-asian="14pt" style:font-weight-asian="bold" style:font-name-complex="LiberationSerif" style:font-size-complex="12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paragraph-rsid="011ad864" style:font-size-asian="14pt" style:font-weight-asian="bold" style:font-name-complex="LiberationSerif" style:font-size-complex="12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paragraph-rsid="011e749a" style:font-size-asian="14pt" style:font-weight-asian="bold" style:font-name-complex="LiberationSerif" style:font-size-complex="12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paragraph-rsid="01262487" style:font-size-asian="14pt" style:font-weight-asian="bold" style:font-name-complex="LiberationSerif" style:font-size-complex="12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bold" officeooo:rsid="0056bc42" officeooo:paragraph-rsid="006c8b8e" style:font-size-asian="14pt" style:font-weight-asian="bold" style:font-name-complex="LiberationSerif" style:font-size-complex="12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style:font-name="Arial" fo:font-size="14pt" officeooo:paragraph-rsid="01285787" style:font-size-asian="14pt" style:font-name-complex="LiberationSerif" style:font-size-complex="12pt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style:font-name="Arial" fo:font-size="14pt" fo:font-weight="normal" officeooo:rsid="0064741e" officeooo:paragraph-rsid="001fc1d1" style:font-size-asian="14pt" style:font-weight-asian="normal" style:font-name-complex="LiberationSerif" style:font-size-complex="12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/>
      <style:text-properties style:font-name="Arial" officeooo:rsid="0117eb9a" officeooo:paragraph-rsid="0117eb9a"/>
    </style:style>
    <style:style style:name="P79" style:family="paragraph" style:parent-style-name="Standard" style:list-style-name="L4">
      <style:paragraph-properties fo:margin-top="0in" fo:margin-bottom="0in" loext:contextual-spacing="false" fo:line-height="100%"/>
      <style:text-properties officeooo:paragraph-rsid="012a257c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officeooo:paragraph-rsid="012a257c"/>
    </style:style>
    <style:style style:name="P81" style:family="paragraph" style:parent-style-name="Standard" style:list-style-name="L4">
      <style:paragraph-properties fo:margin-top="0in" fo:margin-bottom="0in" loext:contextual-spacing="false" fo:line-height="100%"/>
      <style:text-properties officeooo:rsid="012e5831" officeooo:paragraph-rsid="012e5831"/>
    </style:style>
    <style:style style:name="P82" style:family="paragraph" style:parent-style-name="Standard" style:list-style-name="L4">
      <style:paragraph-properties fo:margin-top="0in" fo:margin-bottom="0in" loext:contextual-spacing="false" fo:line-height="100%"/>
      <style:text-properties officeooo:rsid="0130e20c" officeooo:paragraph-rsid="0130e20c"/>
    </style:style>
    <style:style style:name="T1" style:family="text">
      <style:text-properties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officeooo:rsid="00562a6a"/>
    </style:style>
    <style:style style:name="T4" style:family="text">
      <style:text-properties officeooo:rsid="0056bc42"/>
    </style:style>
    <style:style style:name="T5" style:family="text">
      <style:text-properties fo:font-weight="bold" style:font-weight-asian="bold" style:font-weight-complex="normal"/>
    </style:style>
    <style:style style:name="T6" style:family="text">
      <style:text-properties fo:font-weight="bold" officeooo:rsid="0056bc42" style:font-weight-asian="bold" style:font-weight-complex="normal"/>
    </style:style>
    <style:style style:name="T7" style:family="text">
      <style:text-properties fo:font-weight="bold" officeooo:rsid="00785835" style:font-weight-asian="bold" style:font-weight-complex="normal"/>
    </style:style>
    <style:style style:name="T8" style:family="text">
      <style:text-properties fo:font-weight="bold" officeooo:rsid="01285787" style:font-weight-asian="bold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72ce3f"/>
    </style:style>
    <style:style style:name="T11" style:family="text">
      <style:text-properties officeooo:rsid="007314a1"/>
    </style:style>
    <style:style style:name="T12" style:family="text">
      <style:text-properties officeooo:rsid="00785835"/>
    </style:style>
    <style:style style:name="T13" style:family="text">
      <style:text-properties officeooo:rsid="00b229cf"/>
    </style:style>
    <style:style style:name="T14" style:family="text">
      <style:text-properties style:font-name="Arial" fo:font-size="12pt" fo:font-weight="normal" style:font-size-asian="12pt" style:font-weight-asian="normal" style:font-name-complex="LiberationSerif" style:font-size-complex="12pt" style:font-weight-complex="normal"/>
    </style:style>
    <style:style style:name="T15" style:family="text">
      <style:text-properties style:font-name="Arial" fo:font-size="12pt" fo:font-weight="normal" officeooo:rsid="012a257c" style:font-size-asian="12pt" style:font-weight-asian="normal" style:font-name-complex="LiberationSerif" style:font-size-complex="12pt" style:font-weight-complex="normal"/>
    </style:style>
    <style:style style:name="T16" style:family="text">
      <style:text-properties officeooo:rsid="00f14c99"/>
    </style:style>
    <style:style style:name="T17" style:family="text">
      <style:text-properties fo:font-size="18pt" fo:font-weight="bold" style:font-size-asian="18pt" style:font-weight-asian="bold" style:font-name-complex="LiberationSans-Bold" style:font-size-complex="18pt" style:font-weight-complex="bold"/>
    </style:style>
    <style:style style:name="T18" style:family="text">
      <style:text-properties fo:font-size="18pt" fo:font-weight="bold" officeooo:rsid="004f0106" style:font-size-asian="18pt" style:font-weight-asian="bold" style:font-name-complex="LiberationSans-Bold" style:font-size-complex="18pt" style:font-weight-complex="bold"/>
    </style:style>
    <style:style style:name="T19" style:family="text">
      <style:text-properties fo:font-size="18pt" fo:font-weight="bold" officeooo:rsid="00785835" style:font-size-asian="18pt" style:font-weight-asian="bold" style:font-name-complex="LiberationSans-Bold" style:font-size-complex="18pt" style:font-weight-complex="bold"/>
    </style:style>
    <style:style style:name="T20" style:family="text">
      <style:text-properties officeooo:rsid="01000b5f"/>
    </style:style>
    <style:style style:name="T21" style:family="text">
      <style:text-properties officeooo:rsid="0102e6f1"/>
    </style:style>
    <style:style style:name="T22" style:family="text">
      <style:text-properties officeooo:rsid="0105a197"/>
    </style:style>
    <style:style style:name="T23" style:family="text">
      <style:text-properties officeooo:rsid="010d55fb"/>
    </style:style>
    <style:style style:name="T24" style:family="text">
      <style:text-properties officeooo:rsid="011262b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113fada"/>
    </style:style>
    <style:style style:name="T27" style:family="text">
      <style:text-properties officeooo:rsid="0114cd33"/>
    </style:style>
    <style:style style:name="T28" style:family="text">
      <style:text-properties officeooo:rsid="0117eb9a"/>
    </style:style>
    <style:style style:name="T29" style:family="text">
      <style:text-properties officeooo:rsid="0118525c"/>
    </style:style>
    <style:style style:name="T30" style:family="text">
      <style:text-properties officeooo:rsid="011ad864"/>
    </style:style>
    <style:style style:name="T31" style:family="text">
      <style:text-properties officeooo:rsid="011dd9d1"/>
    </style:style>
    <style:style style:name="T32" style:family="text">
      <style:text-properties officeooo:rsid="011e749a"/>
    </style:style>
    <style:style style:name="T33" style:family="text">
      <style:text-properties officeooo:rsid="012527e8"/>
    </style:style>
    <style:style style:name="T34" style:family="text">
      <style:text-properties officeooo:rsid="01262487"/>
    </style:style>
    <style:style style:name="T35" style:family="text">
      <style:text-properties officeooo:rsid="01265940"/>
    </style:style>
    <style:style style:name="T36" style:family="text">
      <style:text-properties officeooo:rsid="0126808a"/>
    </style:style>
    <style:style style:name="T37" style:family="text">
      <style:text-properties officeooo:rsid="0128079c"/>
    </style:style>
    <style:style style:name="T38" style:family="text">
      <style:text-properties officeooo:rsid="01285787"/>
    </style:style>
    <style:style style:name="T39" style:family="text">
      <style:text-properties officeooo:rsid="012c7324"/>
    </style:style>
    <style:style style:name="T40" style:family="text">
      <style:text-properties officeooo:rsid="012d5c28"/>
    </style:style>
    <style:style style:name="T41" style:family="text">
      <style:text-properties officeooo:rsid="0130e20c"/>
    </style:style>
    <style:style style:name="T42" style:family="text">
      <style:text-properties officeooo:rsid="0131e93f"/>
    </style:style>
    <style:style style:name="T43" style:family="text">
      <style:text-properties officeooo:rsid="0133930d"/>
    </style:style>
    <style:style style:name="T44" style:family="text">
      <style:text-properties officeooo:rsid="0135bc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øte i Fordelingsutvalget</text:p>
      <text:p text:style-name="P5"><text:span text:style-name="T23">27</text:span>. <text:span text:style-name="T23">november </text:span>2015 <text:span text:style-name="T22">kl 12:15</text:span></text:p>
      <text:p text:style-name="P2"/>
      <text:p text:style-name="P2"/>
      <text:p text:style-name="P67"><text:span text:style-name="T9">Til stede</text:span></text:p>
      <text:p text:style-name="P67"><text:span text:style-name="T9"/></text:p>
      <text:p text:style-name="P63">Stemmeberettigede</text:p>
      <text:p text:style-name="P56">Kristin Brænden, Navet</text:p>
      <text:p text:style-name="P57">Carl Martin Rosenberg, MAPS</text:p>
      <text:p text:style-name="P57">Andreas Lind-Johansen, Dagen</text:p>
      <text:p text:style-name="P57">Jan Furulund, CYB</text:p>
      <text:p text:style-name="P58"><text:span text:style-name="T10">Anders Rokkones</text:span>, Mi<text:span text:style-name="T21">k</text:span>ro</text:p>
      <text:p text:style-name="P60">Marius, Ping</text:p>
      <text:p text:style-name="P62">Ni<text:span text:style-name="T28">c</text:span>olai <text:span text:style-name="T28">Hagen</text:span>, FUI</text:p>
      <text:p text:style-name="P60"/>
      <text:p text:style-name="P57"/>
      <text:p text:style-name="P63">Andre</text:p>
      <text:p text:style-name="P57">Ole Kristian Rosvold</text:p>
      <text:p text:style-name="P59">Mathias Johan Johansen, FU-koordinator</text:p>
      <text:p text:style-name="P55">Joakim <text:span text:style-name="T23">Lindquister</text:span>, Økonomiansvarlig FU</text:p>
      <text:p text:style-name="P66">Torgeir, Aksel, Celina, Fadderstyret</text:p>
      <text:p text:style-name="P78">Johan Haavik, FUI <text:s/></text:p>
      <text:p text:style-name="P2"/>
      <text:p text:style-name="P1"><text:span text:style-name="T1">Referent: </text:span><text:bookmark text:name="_GoBack"/><text:span text:style-name="T2">Joakim Lindquister</text:span></text:p>
      <text:p text:style-name="P24"/>
      <text:p text:style-name="P24">1. Godkjenning av innkalling</text:p>
      <text:p text:style-name="P52">Innkalling ble godkjent</text:p>
      <text:p text:style-name="P68"/>
      <text:p text:style-name="P24">2. Godkjenning av agenda</text:p>
      <text:p text:style-name="P61"/>
      <text:p text:style-name="P51">Mathias opplyser om at FUI ikke har levert rapport fra tidligere søknader som er blitt påkrevd for å få behandlet nye søknader.</text:p>
      <text:p text:style-name="P65"><text:span text:style-name="T25">FUIs søknad vil derfor i denne omgang ikke bli behandlet.</text:span></text:p>
      <text:p text:style-name="P3"/>
      <text:p text:style-name="P24">3. Godkjenning av referat</text:p>
      <text:p text:style-name="P3">Referat fra forrige møte godkjent uten merknader.</text:p>
      <text:p text:style-name="P16"/>
      <text:p text:style-name="P6"/>
      <text:p text:style-name="P25"><text:span text:style-name="T11">4</text:span>. <text:span text:style-name="T3">Behandling av søknader</text:span></text:p>
      <text:p text:style-name="P4"/>
      <text:p text:style-name="P70"><text:span text:style-name="T11">4</text:span>.1 <text:span text:style-name="T26">Fadderstyrets søknad om omfordeling av midler</text:span></text:p>
      <text:p text:style-name="P30"/>
      <text:p text:style-name="P29">Fadderstyret redegjør for årets regnskap. Det blir opplyst om at det var antatt at pengene fadderstyret hadde tilgjengelig <text:span text:style-name="T24">ved</text:span> semesterstart, var nettopp tilgjengelig <text:span text:style-name="T24">for bruk i fadderuka</text:span>. <text:span text:style-name="T26">Pengene ble brukt i fadderuka. Siden viste det seg at noe av disse pengene egentlig var bundet opp i en faktura som enda ikke var motatt.</text:span></text:p>
      <text:p text:style-name="P29"/>
      <text:p text:style-name="P53">Fadderstyret søker om omfordeling av for å dekke denne fakturaen, ved å blant annet <text:soft-page-break/>droppe budsjettposten om styremiddag.</text:p>
      <text:p text:style-name="P53"/>
      <text:p text:style-name="P54">Fadderstyrets søknad om omfordeling godkjennes.</text:p>
      <text:p text:style-name="P13"/>
      <text:p text:style-name="P71"><text:span text:style-name="T11">4</text:span>.<text:span text:style-name="T4">2</text:span> <text:span text:style-name="T27">CYBs søknad om prosjektstøttet til tre prosjekter</text:span></text:p>
      <text:p text:style-name="P9"/>
      <text:p text:style-name="P31"><text:span text:style-name="T27">CYB</text:span> søker om støtte <text:span text:style-name="T13">på 25 000 kr i prosjektstøtte til innkjøp av materiell for å videreføre og forbedre tilbudet til studenter fra Cybernetisk Selskabs side. Dette gjelder prosjektstøtte til espressokvern, sofagruppe og trådløs mygg. </text:span></text:p>
      <text:p text:style-name="P32"/>
      <text:p text:style-name="P33">Det blir reist forslag om å istedenfor å behandle indviduelle søknader til forskjellige prosjekter, at CYB heller søker om prissubsidier for å finansiere fortsatt lave priser i kafe/bar for studentene. Det blir bestemt at en slik eventuell ordning burde diskuteres under et eget punkt en annen gang.</text:p>
      <text:p text:style-name="P33"/>
      <text:p text:style-name="P33">Det blir diskutert <text:span text:style-name="T29">hvorvidt kafedriften burde dekke innkjøp av espressomaskin selv. CYB oppfordres i fremtiden til å budsjettere med å dekke slike innkjøp selv.</text:span></text:p>
      <text:p text:style-name="P28"/>
      <text:p text:style-name="P19"/>
      <text:p text:style-name="P17"><text:span text:style-name="T28">CYBs </text:span>søknad godkjennes.</text:p>
      <text:p text:style-name="P9"/>
      <text:p text:style-name="P72"><text:span text:style-name="T12">4</text:span>.<text:span text:style-name="T4">3</text:span> <text:span text:style-name="T30">CYBs søknad om prosjektstøtte til Ifi-skitur</text:span></text:p>
      <text:p text:style-name="P34"><text:span text:style-name="T30">CYB</text:span> søker om <text:span text:style-name="T30">45 000 kr</text:span> i prosjektstøtte <text:span text:style-name="T30">til å arrangere en Ifi-skitur for 2016. Midlene vil utelukkende gå til å subsidiere billettprisen for deltakenede studenter. </text:span></text:p>
      <text:p text:style-name="P34"/>
      <text:p text:style-name="P36">Ole Kristan opplyser <text:span text:style-name="T33">om at IFI støtter skituren med 20 000 kr.</text:span></text:p>
      <text:p text:style-name="P35"/>
      <text:p text:style-name="P35">Det blir bemerket a<text:span text:style-name="T31">t</text:span> pristilbudet på hytter/heiskort kunne vært lagt ved søknaden.</text:p>
      <text:p text:style-name="P34"/>
      <text:p text:style-name="P35">CYBs søknad godkjennes.</text:p>
      <text:p text:style-name="P10"/>
      <text:p text:style-name="P73"><text:span text:style-name="T12">4</text:span>.<text:span text:style-name="T4">4</text:span> <text:span text:style-name="T32">Ifi Sjakks ettersøknad om semesterstøtte for høsten 2015</text:span></text:p>
      <text:p text:style-name="P37"><text:span text:style-name="T32">IFI Sjakk</text:span> søker om <text:span text:style-name="T32">å øke støtten med 752 kr fra forrige søknad. Pengene skal dekke porto på sjakkbrett, samt en større pokal til vinneren av Ifimesterskapet i lynsjakk.</text:span></text:p>
      <text:p text:style-name="P37"/>
      <text:p text:style-name="P36">IFI Sjakk oppfordres til å kreve medlemsavgift for å dekke endel kostnader selv.</text:p>
      <text:p text:style-name="P39"/>
      <text:p text:style-name="P38">IFI sjakks søknad godkjennes.</text:p>
      <text:p text:style-name="P11"/>
      <text:p text:style-name="P74"><text:span text:style-name="T12">4</text:span>.<text:span text:style-name="T4">5</text:span> <text:span text:style-name="T34">Defis søknad om prosjektstøtte til helgekurs</text:span></text:p>
      <text:p text:style-name="P20"/>
      <text:p text:style-name="P41">Defi søker om støtte på 3 000 kr til å arrangere kurs for designstudentene i brukerundersøkelse. Kurset skal holdes av bedriften UX Lab som er en startup som består av tidligere og nåværende IFI studenter. Støtten skal gå til </text:p>
      <text:p text:style-name="P21"/>
      <text:p text:style-name="P40">Det blir diskutert at dette er reklame for bedriften som holde kurset <text:span text:style-name="T35">og at bedriften kanskje burde stå for betalingen.</text:span></text:p>
      <text:p text:style-name="P40"/>
      <text:p text:style-name="P42">Det blir kommentert at dette er et veldig godt faglig kurs med viktig tema. <text:span text:style-name="T37">Videre</text:span> blir <text:span text:style-name="T37">det</text:span> bemerket at kurset burde være åpent for alle og ikke bare for designstudenter.</text:p>
      <text:p text:style-name="P18"/>
      <text:p text:style-name="P18">Den godkjente søknaden blir totalt på <text:span text:style-name="T36">3 000 kr. Defi oppfordres til å ikke reklamere </text:span><text:soft-page-break/><text:span text:style-name="T36">overdrevet mye for UX LAB på promoteringen for eventet.</text:span></text:p>
      <text:p text:style-name="P14"/>
      <text:p text:style-name="P15"/>
      <text:p text:style-name="P76"><text:span text:style-name="T7">4</text:span><text:span text:style-name="T5">.</text:span><text:span text:style-name="T6">6</text:span><text:span text:style-name="T5"> </text:span><text:span text:style-name="T8">Defis søknad om støtte til ukentlig javafredag på Euclid</text:span></text:p>
      <text:p text:style-name="P12"/>
      <text:p text:style-name="P43"><text:span text:style-name="T38">Defi</text:span> søker om støtte på <text:span text:style-name="T38">4 820 til ressurser de ønsker til programrommet sitt, Euclid. I</text:span></text:p>
      <text:p text:style-name="P44">tillegg handler den om ressurser til deres ukentlige arrangement, Javafredag.</text:p>
      <text:p text:style-name="P22"/>
      <text:p text:style-name="P46">Det blir bemerket at FU ikke ønsker å støtte utgifter til personlig hygene, ref. <text:span text:style-name="T39">s</text:span>øknad om penger til antibac.</text:p>
      <text:p text:style-name="P46"/>
      <text:p text:style-name="P47">Det blir kommentert hvorvidt det er FU sin oppgave å støtte kaffetrakter <text:span text:style-name="T40">og kaffe. Det finnes tilbud andre steder på IFI.</text:span></text:p>
      <text:p text:style-name="P47"/>
      <text:p text:style-name="P48">Det blir diskutert hvorvidt infotavle burde dekkes av IFI selv siden det er inventar til et undervisningsrom. Defi blir oppfordres å undersøke med IFI, og heller søke på nytt <text:span text:style-name="T42">hos FU</text:span> hvis det ikke <text:span text:style-name="T43">lykkes<text:tab/></text:span>.</text:p>
      <text:p text:style-name="P22"/>
      <text:p text:style-name="P46">Søknaden blir godkjent med følgende bemerkninger:</text:p>
      <text:list xml:id="list2097863569383589934" text:style-name="L4">
        <text:list-item>
          <text:p text:style-name="P79"><text:span text:style-name="T15">Posten om antibac blir stryket.</text:span></text:p>
        </text:list-item>
        <text:list-item>
          <text:p text:style-name="P81"><text:span text:style-name="T15">P</text:span><text:span text:style-name="T14">osten om kaffetrakter blir stryket.</text:span></text:p>
        </text:list-item>
        <text:list-item>
          <text:p text:style-name="P81"><text:span text:style-name="T14">Posten om kaffe blir stryket.</text:span></text:p>
        </text:list-item>
        <text:list-item>
          <text:p text:style-name="P82"><text:span text:style-name="T14">Posten om infotavle blir stryket.</text:span></text:p>
        </text:list-item>
      </text:list>
      <text:p text:style-name="P80"><text:span text:style-name="T15"/></text:p>
      <text:p text:style-name="P46">Den godkjente søknaden blir på totalt <text:span text:style-name="T41">3 380 </text:span>kr.</text:p>
      <text:p text:style-name="P75"/>
      <text:p text:style-name="P69"><text:span text:style-name="T16">5</text:span>. <text:span text:style-name="T42">Endring i ordlyden av likviditetstøtte</text:span></text:p>
      <text:p text:style-name="P26"/>
      <text:p text:style-name="P49">Det blir foreslått å endre begrepet om likvidetsstøtte til likvidetslån for å reflektere at det faktisk er et lån og ikke et støtte. </text:p>
      <text:p text:style-name="P49"/>
      <text:p text:style-name="P50">Jan foreslår at det blir et krav om at det leveres et balanseregnskap ved alle søknader. Der skal det reflekteres at disse pengene er et lån og ikke støtte.</text:p>
      <text:p text:style-name="P23"/>
      <text:p text:style-name="P8"/>
      <text:p text:style-name="P7"><text:span text:style-name="T18">6</text:span><text:span text:style-name="T17">. </text:span><text:span text:style-name="T19">Eventuelt</text:span></text:p>
      <text:p text:style-name="P77"/>
      <text:p text:style-name="P3">Møtet hevet kl. <text:span text:style-name="T44">13.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11-27T13:40:58.406197051</dc:date>
    <meta:editing-duration>P1DT2H47M31S</meta:editing-duration>
    <meta:editing-cycles>269</meta:editing-cycles>
    <meta:generator>LibreOffice/4.3.3.2$Linux_X86_64 LibreOffice_project/430m0$Build-2</meta:generator>
    <meta:document-statistic meta:table-count="0" meta:image-count="0" meta:object-count="0" meta:page-count="3" meta:paragraph-count="66" meta:word-count="762" meta:character-count="4749" meta:non-whitespace-character-count="4051"/>
  </office:meta>
</office:document-meta>
</file>